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4" svg:font-family="'Times New Roman'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4pt" fo:font-weight="normal" officeooo:rsid="00372afc" officeooo:paragraph-rsid="0020df9c" style:font-size-asian="14pt" style:font-weight-asian="normal" style:font-size-complex="14pt" style:font-weight-complex="normal"/>
    </style:style>
    <style:style style:name="P2" style:family="paragraph" style:parent-style-name="Title" style:master-page-name="First_20_Page">
      <style:paragraph-properties style:page-number="auto"/>
      <style:text-properties style:font-name="Times New Roman2" fo:font-size="14pt" officeooo:rsid="0020df9c" officeooo:paragraph-rsid="0020df9c" style:font-size-asian="14pt" style:font-size-complex="14pt"/>
    </style:style>
    <style:style style:name="P3" style:family="paragraph" style:parent-style-name="Text_20_body" style:list-style-name="L1">
      <style:text-properties officeooo:paragraph-rsid="00220054"/>
    </style:style>
    <style:style style:name="P4" style:family="paragraph" style:parent-style-name="Text_20_body" style:list-style-name="L1">
      <style:text-properties officeooo:paragraph-rsid="00234cca"/>
    </style:style>
    <style:style style:name="P5" style:family="paragraph" style:parent-style-name="Text_20_body" style:list-style-name="L1">
      <style:text-properties style:font-name="Times New Roman2" fo:font-size="14pt" fo:font-weight="normal" officeooo:rsid="0020df9c" officeooo:paragraph-rsid="0020df9c" style:font-size-asian="14pt" style:font-weight-asian="normal" style:font-size-complex="14pt" style:font-weight-complex="normal"/>
    </style:style>
    <style:style style:name="P6" style:family="paragraph" style:parent-style-name="Text_20_body" style:list-style-name="L1">
      <style:text-properties style:font-name="Times New Roman2" fo:font-size="14pt" fo:font-weight="normal" officeooo:rsid="0020df9c" officeooo:paragraph-rsid="00210b00" style:font-size-asian="14pt" style:font-weight-asian="normal" style:font-size-complex="14pt" style:font-weight-complex="normal"/>
    </style:style>
    <style:style style:name="P7" style:family="paragraph" style:parent-style-name="Text_20_body" style:list-style-name="L1">
      <style:text-properties style:font-name="Times New Roman2" fo:font-size="14pt" fo:font-weight="normal" officeooo:rsid="00372afc" officeooo:paragraph-rsid="00210b00" style:font-size-asian="14pt" style:font-weight-asian="normal" style:font-size-complex="14pt" style:font-weight-complex="normal"/>
    </style:style>
    <style:style style:name="P8" style:family="paragraph" style:parent-style-name="Text_20_body" style:list-style-name="L1">
      <style:text-properties style:font-name="Times New Roman2" fo:font-size="14pt" fo:font-weight="normal" officeooo:rsid="00372afc" officeooo:paragraph-rsid="00220054" style:font-size-asian="14pt" style:font-weight-asian="normal" style:font-size-complex="14pt" style:font-weight-complex="normal"/>
    </style:style>
    <style:style style:name="P9" style:family="paragraph" style:parent-style-name="Text_20_body" style:list-style-name="L1">
      <style:text-properties style:font-name="Times New Roman2" fo:font-size="14pt" fo:font-weight="normal" officeooo:rsid="0016812d" officeooo:paragraph-rsid="00220054" style:font-size-asian="14pt" style:font-weight-asian="normal" style:font-size-complex="14pt" style:font-weight-complex="normal"/>
    </style:style>
    <style:style style:name="P10" style:family="paragraph" style:parent-style-name="Text_20_body" style:list-style-name="L1">
      <style:text-properties fo:font-variant="normal" fo:text-transform="none" fo:color="#000000" style:font-name="Times New Roman4" fo:font-size="14pt" fo:letter-spacing="normal" fo:font-style="normal" style:text-underline-style="none" fo:font-weight="normal" officeooo:rsid="0047a126" officeooo:paragraph-rsid="00220054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Text_20_body" style:list-style-name="L1">
      <style:text-properties fo:font-variant="normal" fo:text-transform="none" fo:color="#000000" style:font-name="Times New Roman4" fo:font-size="14pt" fo:letter-spacing="normal" fo:font-style="normal" style:text-underline-style="none" fo:font-weight="normal" officeooo:rsid="00234cca" officeooo:paragraph-rsid="00234cca" style:font-size-asian="14pt" style:font-style-asian="normal" style:font-weight-asian="normal" style:font-size-complex="14pt" style:font-style-complex="normal" style:font-weight-complex="normal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style:paragraph-properties fo:text-align="center" style:writing-mode="lr-tb"/>
      <style:text-properties fo:font-size="8.5pt" style:font-size-asian="8.5pt" style:font-size-complex="8.5pt"/>
    </style:style>
    <style:style style:name="P16" style:family="paragraph">
      <style:paragraph-properties fo:text-align="center" style:writing-mode="lr-tb"/>
      <style:text-properties fo:font-size="7pt" style:font-size-asian="7pt" style:font-size-complex="7pt"/>
    </style:style>
    <style:style style:name="P17" style:family="paragraph">
      <style:paragraph-properties fo:text-align="justify" style:writing-mode="lr-tb"/>
    </style:style>
    <style:style style:name="T1" style:family="text">
      <style:text-properties style:font-name="Times New Roman2" fo:font-size="14pt" fo:font-weight="normal" officeooo:rsid="0016812d" style:font-size-asian="14pt" style:font-weight-asian="normal" style:font-size-complex="14pt" style:font-weight-complex="normal"/>
    </style:style>
    <style:style style:name="T2" style:family="text">
      <style:text-properties style:font-name="Times New Roman2" fo:font-size="14pt" fo:font-weight="normal" officeooo:rsid="00319157" style:font-size-asian="14pt" style:font-weight-asian="normal" style:font-size-complex="14pt" style:font-weight-complex="normal"/>
    </style:style>
    <style:style style:name="T3" style:family="text">
      <style:text-properties style:font-name="Times New Roman2" officeooo:rsid="0020df9c"/>
    </style:style>
    <style:style style:name="T4" style:family="text">
      <style:text-properties officeooo:rsid="00372afc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 officeooo:rsid="00378759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officeooo:rsid="00220054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officeooo:rsid="0016812d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officeooo:rsid="0024595a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378759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font-name="Times New Roman4" fo:font-size="14pt" fo:letter-spacing="normal" fo:font-style="normal" style:text-underline-style="none" fo:font-weight="normal" officeooo:rsid="0047a126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font-name="Times New Roman4" fo:font-size="14pt" fo:letter-spacing="normal" fo:font-style="normal" style:text-underline-style="none" fo:font-weight="normal" officeooo:rsid="00234cca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font-name="Times New Roman4" fo:font-size="14pt" fo:letter-spacing="normal" fo:language="en" fo:country="US" fo:font-style="normal" style:text-underline-style="none" fo:font-weight="normal" officeooo:rsid="00234cca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14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15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16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17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18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19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20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text:h text:style-name="P2" text:outline-level="1" text:is-list-header="true">Список литературы.</text:h>
      <text:list xml:id="list294592872" text:style-name="L1">
        <text:list-item>
          <text:p text:style-name="P1">Принятие решений. Метод анализа иерархий / Т. Саати – Москва «Ра<text:span text:style-name="T3">дио и связь», 1993. – 278с. </text:span></text:p>
        </text:list-item>
        <text:list-item>
          <text:p text:style-name="P5">Б. Страуструп. 2.1. Что такое C++? // Язык программирования C++. Указ. соч. — С. 57.</text:p>
        </text:list-item>
        <text:list-item>
          <text:p text:style-name="P5">C++ The Complete Reference Third Edition. — Osborne McGraw-Hill. — ISBN 978-0078824760</text:p>
        </text:list-item>
        <text:list-item>
          <text:p text:style-name="P5">Programming Language Popularity http://www.langpop.com/ (2011).</text:p>
        </text:list-item>
        <text:list-item>
          <text:p text:style-name="P6"><text:span text:style-name="T4">TIOBE Programming Community Index </text:span><text:a xlink:type="simple" xlink:href="http://www.tiobe.com/index.php/content/paperinfo/tpci/index.html"><text:span text:style-name="T4">http://www.tiobe.com/index.php/content/paperinfo/tpci/index.html</text:span></text:a><text:span text:style-name="T4"> (2011).</text:span></text:p>
        </text:list-item>
        <text:list-item>
          <text:p text:style-name="P6"><text:a xlink:type="simple" xlink:href="http://developer.kde.org/language-bindings/ruby/index.html"><text:span text:style-name="T4">http://developer.kde.org/language-bindings/ruby/index.html</text:span></text:a><text:span text:style-name="T4"> (2011)</text:span></text:p>
        </text:list-item>
        <text:list-item>
          <text:p text:style-name="P6"><text:a xlink:type="simple" xlink:href="http://www.qtsoftware.com/products/qt/jambi/"><text:span text:style-name="T4">http://www.qtsoftware.com/products/qt/jambi/</text:span></text:a><text:span text:style-name="T4"> (2011)</text:span></text:p>
        </text:list-item>
        <text:list-item>
          <text:p text:style-name="P7">Bradsky G., Kaehler A. Learning OpenCV — O’Reilly, 2008. — C. 1 — ISBN 978-0-596-51613-0</text:p>
        </text:list-item>
        <text:list-item>
          <text:p text:style-name="P8">G. Yang and T. S. Huang, “ Human Face Detection in Complex Background,” Pattern Recognition, vol. 27, no. 1, pp. 53-63, 1994.</text:p>
        </text:list-item>
        <text:list-item>
          <text:p text:style-name="P8"><text:s/>C. Kotropoulos and I. Pitas, “ Rule-Based Face Detection in Frontal Views ,” Proc. Int’l Conf. Acoustics, Speech and Signal Processing, vol. 4, pp. 2537-2540, 1997.</text:p>
        </text:list-item>
        <text:list-item>
          <text:p text:style-name="P8"><text:s/>T. Sakai, M. Nagao, and S. Fujibayashi, “Line Extraction and Pattern Detection in a Photograph ,” Pattern Recognition, vol. 1, pp. 233-248, 1969. </text:p>
        </text:list-item>
        <text:list-item>
          <text:p text:style-name="P8"><text:s/>I. Craw, H. Ellis, and J. Lishman, “Automatic Extraction of Face Features,” Pattern Recognition Letters, vol. 5, pp. 183-187, 1987.</text:p>
        </text:list-item>
        <text:list-item>
          <text:p text:style-name="P9"><text:soft-page-break/><text:s/>V. Govindaraju, “ Locating Human Faces in Photographs ,” Int’l J. Computer Vision, vol. 19, no. 2, pp. 129-146, 1996. </text:p>
        </text:list-item>
        <text:list-item>
          <text:p text:style-name="P9"><text:s/>H. A. Rowley, S. Baluja, and T. Kanade, “ Neural network-based face detection ,” IEEE Trans. Pattern Anal. Mach. Intell. 20, pp. 23-38., January 1998</text:p>
        </text:list-item>
        <text:list-item>
          <text:p text:style-name="P3"><text:span text:style-name="T1"><text:s/></text:span><text:span text:style-name="T2">P. Juell and R. Marsh, “ A hierarchical neural network for human face detection,” Pattern Recog. 29, pp. 781-787, 1996.</text:span></text:p>
        </text:list-item>
        <text:list-item>
          <text:p text:style-name="P3"><text:span text:style-name="T2"><text:s/></text:span><text:span text:style-name="T1">S.-H. Lin, S.-Y. Kung, and L.-J. Lin, “ Face recognition/detection by probabilistic decision-based neural network ,” IEEE Trans. Neural Networks 8, pp. 114-132., 1997</text:span></text:p>
        </text:list-item>
        <text:list-item>
          <text:p text:style-name="P3"><text:span text:style-name="T1"><text:s/></text:span><text:span text:style-name="T5">Moody J., Darken C.J. Fast Learning In Netwoks of Locally Tuned Processing Units // Neural Computation. – 1989. – No 1. – P. 281–284.</text:span><text:span text:style-name="T6">'</text:span></text:p>
        </text:list-item>
        <text:list-item>
          <text:p text:style-name="P3"><text:span text:style-name="T6"><text:s/></text:span><text:span text:style-name="T5">Haddadnia J., Faez K. Human face Recognition Using Radial Basis Function Neural Network // Proc. of 3rd International Conf. on Human and Computer. – Aizu, Japan, 6–9 Sept. 2000. – P. 137–142.</text:span></text:p>
        </text:list-item>
        <text:list-item>
          <text:p text:style-name="P3"><text:span text:style-name="T5"><text:s/></text:span><text:span text:style-name="T7">Lin S.H., Kung S.Y., Lin L.J. Face Recognition/Detection by Probabilistic Decision-Based Neural Network // IEEE Trans. Neural Networks. – 1997. – V. 8. – No 1. – P. 114–132.</text:span></text:p>
        </text:list-item>
        <text:list-item>
          <text:p text:style-name="P3"><text:span text:style-name="T7"><text:s/></text:span><text:span text:style-name="T5">LeCun Y. Generalization and network design strategies // Proc. Of the Intern. Conf. Connectionism in Perspective. – University of Zurich, 10–13 October 1988. – P. 143–155.</text:span></text:p>
        </text:list-item>
        <text:list-item>
          <text:p text:style-name="P3"><text:span text:style-name="T5"><text:s/></text:span><text:span text:style-name="T8">Рутковская Д., Пилиньский М., Рутковский Л. Нейронные сети, генетические алгоритмы и нечеткие системы: Пер. с польск. И.Д. Рудинского. М.: Горячая линия — Телеком, 2006. 452 с.:ил.</text:span></text:p>
        </text:list-item>
        <text:list-item>
          <text:p text:style-name="P3"><text:span text:style-name="T8"><text:s/></text:span><text:span text:style-name="T9">Herrera F., Lozano M., Verdegay J.L. Tackling real-coded genetic algorithms: operators and tools for the behaviour analysis // Artificial Intelligence Review, </text:span><text:soft-page-break/><text:span text:style-name="T9">Vol. 12, No. 4, 1998. - P. 265-319.</text:span></text:p>
        </text:list-item>
        <text:list-item>
          <text:p text:style-name="P3"><text:span text:style-name="T9"><text:s/></text:span><text:span text:style-name="T10">Michalewicz Z. Genetic Algorithms, Numerical Optimization and Constraints, Proceedings of the 6th International Conference on Genetic Algorithms, Pittsburgh, July 15-19, 1995. - P. 151-158.</text:span></text:p>
        </text:list-item>
        <text:list-item>
          <text:p text:style-name="P10"><text:s/>Wright A. Genetic algorithms for real parameter optimization // Foundations of Genetic Algorithms, V. 1. - 1991. - P. 205-218.</text:p>
        </text:list-item>
        <text:list-item>
          <text:p text:style-name="P4"><text:span text:style-name="T10"><text:s/></text:span><text:span text:style-name="T11">Ф. Уоссермен. Нейрокомпьютерная техника: теория и практика. Перевод на русский язык, Ю.</text:span><text:span text:style-name="T12"> </text:span><text:span text:style-name="T11">А.</text:span><text:span text:style-name="T12"> </text:span><text:span text:style-name="T11">Зуев, В.</text:span><text:span text:style-name="T12"> </text:span><text:span text:style-name="T11">А.</text:span><text:span text:style-name="T12"> </text:span><text:span text:style-name="T11">Точенов, 1992.</text:span></text:p>
        </text:list-item>
        <text:list-item>
          <text:p text:style-name="P11"><text:s/>Л.Г. Комарцова, А.В. Максимов. Нейрокомпьютеры. Москва. Издательство МГТУ имени Н.Э. Баумана, 2004.</text:p>
        </text:list-item>
        <text:list-item>
          <text:p text:style-name="P11"><text:s/>Н.И. Корсунов. Нейросетевые технологии в задачах аппроксимации и распознавания образов. Учебное пособие.</text:p>
        </text:list-item>
        <text:list-item>
          <text:p text:style-name="P11"><text:s/>С. Осовский. Нейронные сети для обработки информации. Перевод с польского И.Д. Рудинского. Москва, «Финансы и статискика», 2002.</text:p>
        </text:list-item>
        <text:list-item>
          <text:p text:style-name="P11"><text:s/>С.Хайкин. Нейронные сети. Полный курс. Москва-Санкт-Петербург-Киев, 2006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4" svg:font-family="'Times New Roman'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justify" style:justify-single-word="false" fo:orphans="2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 text:start-value="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</style:style>
    <style:style style:name="MP2" style:family="paragraph">
      <style:paragraph-properties fo:text-align="center" style:writing-mode="lr-tb"/>
    </style:style>
    <style:style style:name="MP3" style:family="paragraph">
      <style:paragraph-properties fo:text-align="center" style:writing-mode="lr-tb"/>
      <style:text-properties fo:font-size="8.5pt" style:font-size-asian="8.5pt" style:font-size-complex="8.5pt"/>
    </style:style>
    <style:style style:name="MP4" style:family="paragraph">
      <style:paragraph-properties fo:text-align="center" style:writing-mode="lr-tb"/>
      <style:text-properties fo:font-size="8pt" style:font-size-asian="8pt" style:font-size-complex="8pt"/>
    </style:style>
    <style:style style:name="MP5" style:family="paragraph">
      <style:paragraph-properties fo:text-align="center" style:writing-mode="lr-tb"/>
      <style:text-properties fo:font-size="7pt" style:font-size-asian="7pt" style:font-size-complex="7pt"/>
    </style:style>
    <style:style style:name="MP6" style:family="paragraph">
      <style:paragraph-properties fo:text-align="justify" style:writing-mode="lr-tb"/>
    </style:style>
    <style:style style:name="MT1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MT3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MT4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5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6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7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MT8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M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7" style:family="graphic">
      <style:graphic-properties style:run-through="background"/>
    </style:style>
    <style:page-layout style:name="Mpm1">
      <style:page-layout-properties fo:page-width="21.001cm" fo:page-height="29.7cm" style:num-format="1" style:print-orientation="portrait" fo:margin-top="2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g text:anchor-type="char" draw:z-index="2" draw:style-name="Mgr1"><draw:custom-shape draw:style-name="Mgr2" draw:text-style-name="MP1" svg:width="18.303cm" svg:height="28.304cm" svg:x="-0.388cm" svg:y="-1.274cm"><text:p/><draw:enhanced-geometry svg:viewBox="0 0 21600 21600" draw:type="rectangle" draw:enhanced-path="M 0 0 L 21600 0 21600 21600 0 21600 0 0 Z N"/></draw:custom-shape><draw:line draw:style-name="Mgr3" draw:text-style-name="MP2" svg:x1="0.612cm" svg:y1="25.541cm" svg:x2="0.614cm" svg:y2="27.012cm"><text:p/></draw:line><draw:line draw:style-name="Mgr3" draw:text-style-name="MP2" svg:x1="-0.379cm" svg:y1="25.527cm" svg:x2="17.893cm" svg:y2="25.527cm"><text:p/></draw:line><draw:line draw:style-name="Mgr3" draw:text-style-name="MP2" svg:x1="1.612cm" svg:y1="25.541cm" svg:x2="1.614cm" svg:y2="27.012cm"><text:p/></draw:line><draw:line draw:style-name="Mgr3" draw:text-style-name="MP2" svg:x1="4.112cm" svg:y1="25.541cm" svg:x2="4.114cm" svg:y2="27.012cm"><text:p/></draw:line><draw:line draw:style-name="Mgr3" draw:text-style-name="MP2" svg:x1="5.611cm" svg:y1="25.557cm" svg:x2="5.613cm" svg:y2="27.014cm"><text:p/></draw:line><draw:line draw:style-name="Mgr3" draw:text-style-name="MP2" svg:x1="6.613cm" svg:y1="25.541cm" svg:x2="6.615cm" svg:y2="26.998cm"><text:p/></draw:line><draw:line draw:style-name="Mgr3" draw:text-style-name="MP2" svg:x1="16.912cm" svg:y1="25.541cm" svg:x2="16.916cm" svg:y2="27.012cm"><text:p/></draw:line><draw:line draw:style-name="Mgr4" draw:text-style-name="MP2" svg:x1="-0.379cm" svg:y1="26.027cm" svg:x2="6.594cm" svg:y2="26.029cm"><text:p/></draw:line><draw:line draw:style-name="Mgr3" draw:text-style-name="MP2" svg:x1="-0.379cm" svg:y1="26.528cm" svg:x2="6.594cm" svg:y2="26.528cm"><text:p/></draw:line><draw:line draw:style-name="Mgr4" draw:text-style-name="MP2" svg:x1="16.925cm" svg:y1="26.035cm" svg:x2="17.904cm" svg:y2="26.035cm"><text:p/></draw:line><draw:frame draw:style-name="Mgr5" draw:text-style-name="MP2" svg:width="0.914cm" svg:height="0.436cm" svg:x="-0.339cm" svg:y="26.537cm"><draw:text-box><text:p text:style-name="MP2"><text:span text:style-name="MT1">Изм.</text:span></text:p></draw:text-box></draw:frame><draw:frame draw:style-name="Mgr5" draw:text-style-name="MP2" svg:width="0.916cm" svg:height="0.436cm" svg:x="0.642cm" svg:y="26.537cm"><draw:text-box><text:p text:style-name="MP2"><text:span text:style-name="MT1">Лист</text:span></text:p></draw:text-box></draw:frame><draw:frame draw:style-name="Mgr5" draw:text-style-name="MP2" svg:width="2.354cm" svg:height="0.436cm" svg:x="1.686cm" svg:y="26.537cm"><draw:text-box><text:p text:style-name="MP2"><text:span text:style-name="MT1">№ </text:span><text:span text:style-name="MT1">докум.</text:span></text:p></draw:text-box></draw:frame><draw:frame draw:style-name="Mgr5" draw:text-style-name="MP2" svg:width="1.403cm" svg:height="0.436cm" svg:x="4.161cm" svg:y="26.537cm"><draw:text-box><text:p text:style-name="MP2"><text:span text:style-name="MT2">Подпись</text:span></text:p></draw:text-box></draw:frame><draw:frame draw:style-name="Mgr5" draw:text-style-name="MP3" svg:width="0.914cm" svg:height="0.436cm" svg:x="5.655cm" svg:y="26.537cm"><draw:text-box><text:p text:style-name="MP2"><text:span text:style-name="MT3">Дата</text:span></text:p></draw:text-box></draw:frame><draw:frame draw:style-name="Mgr5" draw:text-style-name="MP2" svg:width="0.916cm" svg:height="0.436cm" svg:x="16.942cm" svg:y="25.571cm"><draw:text-box><text:p text:style-name="MP2"><text:span text:style-name="MT1">Лист</text:span></text:p></draw:text-box></draw:frame><draw:custom-shape draw:style-name="Mgr6" draw:text-style-name="MP1" svg:width="0.916cm" svg:height="0.599cm" svg:x="16.951cm" svg:y="26.227cm"><text:p/><draw:enhanced-geometry svg:viewBox="0 0 21600 21600" draw:type="mso-spt202" draw:enhanced-path="M 0 0 L 21600 0 21600 21600 0 21600 0 0 Z N"/></draw:custom-shape><draw:frame draw:style-name="Mgr5" draw:text-style-name="MP2" svg:width="10.134cm" svg:height="0.675cm" svg:x="6.689cm" svg:y="25.927cm"><draw:text-box><text:p text:style-name="MP2"><text:span text:style-name="MT4">Список литературы</text:span></text:p></draw:text-box></draw:frame></draw:g></text:p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><draw:g text:anchor-type="char" draw:z-index="0" draw:style-name="Mgr1"><draw:custom-shape draw:style-name="Mgr2" draw:text-style-name="MP1" svg:width="18.303cm" svg:height="28.304cm" svg:x="-0.298cm" svg:y="-1.432cm"><text:p/><draw:enhanced-geometry svg:viewBox="0 0 21600 21600" draw:type="rectangle" draw:enhanced-path="M 0 0 L 21600 0 21600 21600 0 21600 0 0 Z N"/></draw:custom-shape><draw:line draw:style-name="Mgr3" draw:text-style-name="MP2" svg:x1="0.608cm" svg:y1="22.885cm" svg:x2="0.61cm" svg:y2="24.353cm"><text:p/></draw:line><draw:line draw:style-name="Mgr3" draw:text-style-name="MP2" svg:x1="-0.29cm" svg:y1="22.871cm" svg:x2="17.982cm" svg:y2="22.871cm"><text:p/></draw:line><draw:line draw:style-name="Mgr3" draw:text-style-name="MP2" svg:x1="1.7cm" svg:y1="22.897cm" svg:x2="1.702cm" svg:y2="26.855cm"><text:p/></draw:line><draw:line draw:style-name="Mgr3" draw:text-style-name="MP2" svg:x1="4.201cm" svg:y1="22.897cm" svg:x2="4.203cm" svg:y2="26.855cm"><text:p/></draw:line><draw:line draw:style-name="Mgr3" draw:text-style-name="MP2" svg:x1="5.7cm" svg:y1="22.897cm" svg:x2="5.702cm" svg:y2="26.855cm"><text:p/></draw:line><draw:line draw:style-name="Mgr3" draw:text-style-name="MP2" svg:x1="6.702cm" svg:y1="22.885cm" svg:x2="6.704cm" svg:y2="26.841cm"><text:p/></draw:line><draw:line draw:style-name="Mgr3" draw:text-style-name="MP2" svg:x1="14.204cm" svg:y1="24.379cm" svg:x2="14.208cm" svg:y2="25.36cm"><text:p/></draw:line><draw:line draw:style-name="Mgr4" draw:text-style-name="MP2" svg:x1="-0.29cm" svg:y1="25.869cm" svg:x2="6.683cm" svg:y2="25.871cm"><text:p/></draw:line><draw:line draw:style-name="Mgr4" draw:text-style-name="MP2" svg:x1="-0.29cm" svg:y1="26.37cm" svg:x2="6.683cm" svg:y2="26.37cm"><text:p/></draw:line><draw:frame draw:style-name="Mgr5" draw:text-style-name="MP2" svg:width="0.809cm" svg:height="0.436cm" svg:x="-0.249cm" svg:y="23.905cm"><draw:text-box><text:p text:style-name="MP2"><text:span text:style-name="MT1">Изм</text:span></text:p></draw:text-box></draw:frame><draw:frame draw:style-name="Mgr5" draw:text-style-name="MP2" svg:width="1.006cm" svg:height="0.436cm" svg:x="0.663cm" svg:y="23.905cm"><draw:text-box><text:p text:style-name="MP2"><text:span text:style-name="MT1">Лист</text:span></text:p></draw:text-box></draw:frame><draw:frame draw:style-name="Mgr5" draw:text-style-name="MP2" svg:width="2.354cm" svg:height="0.436cm" svg:x="1.776cm" svg:y="23.905cm"><draw:text-box><text:p text:style-name="MP2"><text:span text:style-name="MT1">№ </text:span><text:span text:style-name="MT1">докум.</text:span></text:p></draw:text-box></draw:frame><draw:frame draw:style-name="Mgr5" draw:text-style-name="MP4" svg:width="1.403cm" svg:height="0.436cm" svg:x="4.251cm" svg:y="23.905cm"><draw:text-box><text:p text:style-name="MP2"><text:span text:style-name="MT2">Подпись</text:span></text:p></draw:text-box></draw:frame><draw:frame draw:style-name="Mgr5" draw:text-style-name="MP3" svg:width="0.914cm" svg:height="0.436cm" svg:x="5.745cm" svg:y="23.905cm"><draw:text-box><text:p text:style-name="MP2"><text:span text:style-name="MT3">Дата</text:span></text:p></draw:text-box></draw:frame><draw:frame draw:style-name="Mgr5" draw:text-style-name="MP2" svg:width="1.35cm" svg:height="0.436cm" svg:x="14.266cm" svg:y="24.395cm"><draw:text-box><text:p text:style-name="MP2"><text:span text:style-name="MT1">Лист</text:span></text:p></draw:text-box></draw:frame><draw:custom-shape draw:style-name="Mgr6" draw:text-style-name="MP1" svg:width="1.35cm" svg:height="0.438cm" svg:x="14.277cm" svg:y="24.922cm"><text:p/><draw:enhanced-geometry svg:viewBox="0 0 21600 21600" draw:type="mso-spt202" draw:enhanced-path="M 0 0 L 21600 0 21600 21600 0 21600 0 0 Z N"/></draw:custom-shape><draw:frame draw:style-name="Mgr5" draw:text-style-name="MP5" svg:width="11.127cm" svg:height="0.675cm" svg:x="6.803cm" svg:y="23.307cm"><draw:text-box><text:p text:style-name="MP2"><text:span text:style-name="MT5">Список литературы</text:span></text:p></draw:text-box></draw:frame><draw:line draw:style-name="Mgr3" draw:text-style-name="MP2" svg:x1="-0.286cm" svg:y1="24.37cm" svg:x2="17.986cm" svg:y2="24.37cm"><text:p/></draw:line><draw:line draw:style-name="Mgr3" draw:text-style-name="MP2" svg:x1="-0.279cm" svg:y1="23.876cm" svg:x2="6.694cm" svg:y2="23.876cm"><text:p/></draw:line><draw:line draw:style-name="Mgr4" draw:text-style-name="MP2" svg:x1="-0.29cm" svg:y1="23.37cm" svg:x2="6.683cm" svg:y2="23.37cm"><text:p/></draw:line><draw:line draw:style-name="Mgr4" draw:text-style-name="MP2" svg:x1="-0.29cm" svg:y1="25.37cm" svg:x2="6.683cm" svg:y2="25.37cm"><text:p/></draw:line><draw:line draw:style-name="Mgr4" draw:text-style-name="MP2" svg:x1="-0.29cm" svg:y1="24.866cm" svg:x2="6.683cm" svg:y2="24.866cm"><text:p/></draw:line><draw:g draw:style-name="Mgr7"><draw:frame draw:style-name="Mgr5" draw:text-style-name="MP6" svg:width="1.945cm" svg:height="0.438cm" svg:x="-0.273cm" svg:y="24.418cm"><draw:text-box><text:p text:style-name="MP6"><text:span text:style-name="MT1"><text:s/></text:span><text:span text:style-name="MT1">Разраб.</text:span></text:p></draw:text-box></draw:frame></draw:g><draw:g draw:style-name="Mgr7"><draw:frame draw:style-name="Mgr5" draw:text-style-name="MP6" svg:width="1.945cm" svg:height="0.436cm" svg:x="-0.273cm" svg:y="24.899cm"><draw:text-box><text:p text:style-name="MP6"><text:span text:style-name="MT1"><text:s/></text:span><text:span text:style-name="MT6">Руковод</text:span><text:span text:style-name="MT1">.</text:span></text:p></draw:text-box></draw:frame></draw:g><draw:g draw:style-name="Mgr7"><draw:frame draw:style-name="Mgr5" draw:text-style-name="MP6" svg:width="1.945cm" svg:height="0.436cm" svg:x="-0.273cm" svg:y="25.402cm"><draw:text-box><text:p text:style-name="MP6"><text:span text:style-name="MT6"><text:s/></text:span><text:span text:style-name="MT6">Консул</text:span><text:span text:style-name="MT1">.</text:span></text:p></draw:text-box></draw:frame></draw:g><draw:g draw:style-name="Mgr7"><draw:frame draw:style-name="Mgr5" draw:text-style-name="MP6" svg:width="1.945cm" svg:height="0.438cm" svg:x="-0.273cm" svg:y="25.899cm"><draw:text-box><text:p text:style-name="MP6"><text:span text:style-name="MT1"><text:s/></text:span><text:span text:style-name="MT1">Н. Контр.</text:span></text:p></draw:text-box></draw:frame><draw:custom-shape draw:style-name="Mgr6" draw:text-style-name="MP1" svg:width="2.352cm" svg:height="0.438cm" svg:x="1.773cm" svg:y="25.899cm"><text:p/><draw:enhanced-geometry svg:viewBox="0 0 21600 21600" draw:type="mso-spt202" draw:enhanced-path="M 0 0 L 21600 0 21600 21600 0 21600 0 0 Z N"/></draw:custom-shape></draw:g><draw:g draw:style-name="Mgr7"><draw:frame draw:style-name="Mgr5" draw:text-style-name="MP6" svg:width="1.945cm" svg:height="0.436cm" svg:x="-0.273cm" svg:y="26.379cm"><draw:text-box><text:p text:style-name="MP6"><text:span text:style-name="MT1"><text:s/></text:span><text:span text:style-name="MT6">Зав.каф</text:span><text:span text:style-name="MT1">.</text:span></text:p></draw:text-box></draw:frame><draw:frame draw:style-name="Mgr5" draw:text-style-name="MP6" svg:width="2.352cm" svg:height="0.436cm" svg:x="1.771cm" svg:y="26.379cm"><draw:text-box><text:p text:style-name="MP6"><text:span text:style-name="MT6">Поляков В.М.</text:span></text:p></draw:text-box></draw:frame></draw:g><draw:line draw:style-name="Mgr3" draw:text-style-name="MP2" svg:x1="12.703cm" svg:y1="24.379cm" svg:x2="12.705cm" svg:y2="26.841cm"><text:p/></draw:line><draw:frame draw:style-name="Mgr5" draw:text-style-name="MP2" svg:width="5.758cm" svg:height="2.276cm" svg:x="6.828cm" svg:y="24.485cm"><draw:text-box><text:p text:style-name="MP2"><text:span text:style-name="MT7">ПРОГРАММНОЕ ОБЕСПЕЧЕНИЕ ДЛЯ АВТОМАТИЧЕСКОЙ АВТОРИЗАЦИИ ПОЛЬЗОВАТЕЛЕЙ ОС UNIX</text:span></text:p></draw:text-box></draw:frame><draw:line draw:style-name="Mgr3" draw:text-style-name="MP2" svg:x1="12.715cm" svg:y1="24.871cm" svg:x2="17.994cm" svg:y2="24.871cm"><text:p/></draw:line><draw:line draw:style-name="Mgr3" draw:text-style-name="MP2" svg:x1="12.712cm" svg:y1="25.37cm" svg:x2="17.991cm" svg:y2="25.372cm"><text:p/></draw:line><draw:line draw:style-name="Mgr3" draw:text-style-name="MP2" svg:x1="15.703cm" svg:y1="24.379cm" svg:x2="15.705cm" svg:y2="25.36cm"><text:p/></draw:line><draw:frame draw:style-name="Mgr5" draw:text-style-name="MP2" svg:width="1.348cm" svg:height="0.436cm" svg:x="12.783cm" svg:y="24.395cm"><draw:text-box><text:p text:style-name="MP2"><text:span text:style-name="MT1">Лит.</text:span></text:p></draw:text-box></draw:frame><draw:frame draw:style-name="Mgr5" draw:text-style-name="MP2" svg:width="2.13cm" svg:height="0.436cm" svg:x="15.776cm" svg:y="24.395cm"><draw:text-box><text:p text:style-name="MP2"><text:span text:style-name="MT1">Листов</text:span></text:p></draw:text-box></draw:frame><draw:custom-shape draw:style-name="Mgr6" draw:text-style-name="MP1" svg:width="2.128cm" svg:height="0.436cm" svg:x="15.799cm" svg:y="24.906cm"><text:p/><draw:enhanced-geometry svg:viewBox="0 0 21600 21600" draw:type="mso-spt202" draw:enhanced-path="M 0 0 L 21600 0 21600 21600 0 21600 0 0 Z N"/></draw:custom-shape><draw:line draw:style-name="Mgr4" draw:text-style-name="MP2" svg:x1="13.206cm" svg:y1="24.883cm" svg:x2="13.208cm" svg:y2="25.361cm"><text:p/></draw:line><draw:line draw:style-name="Mgr4" draw:text-style-name="MP2" svg:x1="13.703cm" svg:y1="24.883cm" svg:x2="13.705cm" svg:y2="25.361cm"><text:p/></draw:line><draw:frame draw:style-name="Mgr5" draw:text-style-name="MP2" svg:width="5.134cm" svg:height="0.623cm" svg:x="12.783cm" svg:y="25.758cm"><draw:text-box><text:p text:style-name="MP2"><text:span text:style-name="MT8">СКФ БГТУ им. В.Г.Шухова, ПВ-41</text:span></text:p></draw:text-box></draw:frame></draw:g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5-29T17:30:43</dc:date>
    <meta:editing-duration>PT06H32M58S</meta:editing-duration>
    <meta:editing-cycles>118</meta:editing-cycles>
    <meta:document-statistic meta:table-count="0" meta:image-count="0" meta:object-count="0" meta:page-count="3" meta:paragraph-count="30" meta:word-count="562" meta:character-count="3748"/>
    <meta:user-defined meta:name="Поле 1"/>
    <meta:user-defined meta:name="Поле 2"/>
    <meta:user-defined meta:name="Поле 3"/>
    <meta:user-defined meta:name="Поле 4"/>
  </office:meta>
</office:document-meta>
</file>